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36a07" officeooo:paragraph-rsid="00136a07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45895" officeooo:paragraph-rsid="00145895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57a29" officeooo:paragraph-rsid="00157a29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196bc6" officeooo:paragraph-rsid="00196bc6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136a07" officeooo:paragraph-rsid="00136a07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rsid="00157a29" officeooo:paragraph-rsid="00157a29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177263" officeooo:paragraph-rsid="00177263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rsid="00145895" officeooo:paragraph-rsid="00145895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officeooo:rsid="00196bc6" officeooo:paragraph-rsid="00145895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officeooo:rsid="00196bc6" officeooo:paragraph-rsid="00196bc6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c9515" officeooo:paragraph-rsid="001c9515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57a29" style:font-weight-asian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fo:font-weight="normal" officeooo:rsid="00157a29" style:font-weight-asian="normal" style:font-weight-complex="normal"/>
    </style:style>
    <style:style style:name="T6" style:family="text">
      <style:text-properties style:text-underline-style="none" fo:font-weight="normal" officeooo:rsid="00177263" style:font-weight-asian="normal" style:font-weight-complex="normal"/>
    </style:style>
    <style:style style:name="T7" style:family="text">
      <style:text-properties style:text-underline-style="none" fo:font-weight="normal" officeooo:rsid="00196bc6" style:font-weight-asian="normal" style:font-weight-complex="normal"/>
    </style:style>
    <style:style style:name="T8" style:family="text">
      <style:text-properties style:text-underline-style="none" officeooo:rsid="001df667"/>
    </style:style>
    <style:style style:name="T9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trones de Diseño</text:p>
      <text:p text:style-name="P1"/>
      <text:p text:style-name="P5">Es una solución común a un problema recurrente que permite que la salida sea siempre igual.</text:p>
      <text:p text:style-name="P5">- Objeto principal son las clases.</text:p>
      <text:p text:style-name="P5"/>
      <text:p text:style-name="P2"><text:span text:style-name="T1">Patr</text:span><text:span text:style-name="T2">ó</text:span><text:span text:style-name="T1">n de Creación (</text:span>Singleton<text:span text:style-name="T1">)</text:span><text:span text:style-name="T4">: para medir la cantidad de instancias </text:span><text:span text:style-name="T5">de una clase.</text:span></text:p>
      <text:p text:style-name="P3"><text:span text:style-name="T4">Si quiero un único elemento como en un Stock, </text:span><text:span text:style-name="T6">puede ser cualquier cosa</text:span><text:span text:style-name="T4">. </text:span></text:p>
      <text:p text:style-name="P6"/>
      <text:p text:style-name="P6">public class Stock{</text:p>
      <text:p text:style-name="P3"><text:span text:style-name="T4"><text:tab/>Paso 1) private Stock(){…} (si hiciera </text:span><text:span text:style-name="T6">solo </text:span><text:span text:style-name="T4">esto no le puedo construir a nadie)</text:span></text:p>
      <text:p text:style-name="P6"/>
      <text:p text:style-name="P6"><text:tab/>Paso 2) private static Stock instance = new Stock();</text:p>
      <text:p text:style-name="P6"><text:tab/>Paso 3) public static Stock getInstance(){</text:p>
      <text:p text:style-name="P6"><text:tab/><text:tab/><text:tab/>return instance;</text:p>
      <text:p text:style-name="P6"><text:tab/>}</text:p>
      <text:p text:style-name="P7"/>
      <text:p text:style-name="P7">Único patrón sin Polimorfismo.</text:p>
      <text:p text:style-name="P8"/>
      <text:p text:style-name="P8"/>
      <text:p text:style-name="P2"><text:span text:style-name="T1">Patr</text:span><text:span text:style-name="T2">ó</text:span><text:span text:style-name="T1">n Estructural (</text:span>Composite<text:span text:style-name="T1">)</text:span><text:span text:style-name="T4">: </text:span><text:span text:style-name="T7">creacional.</text:span></text:p>
      <text:p text:style-name="P9"/>
      <text:p text:style-name="P4">Para la suma de tamaño de carpetas (archivos + subcarpetas).</text:p>
      <text:p text:style-name="P4"/>
      <text:p text:style-name="P4">Se basa en una estructura de tipo jerárquica. Clase padre “Direccionable”, hijos “Archivo” y “Directorio”. El Directorio tiene muchos “Direccionables” y no solo “Archivos” y “Directorios”.</text:p>
      <text:p text:style-name="P4"/>
      <text:p text:style-name="P4">public int getSize (){ //del Directorio</text:p>
      <text:p text:style-name="P4"><text:tab/>int total=0;</text:p>
      <text:p text:style-name="P4"><text:tab/>for(Direccionable e: Contenido){</text:p>
      <text:p text:style-name="P4"><text:tab/><text:tab/>total += e.getSize();</text:p>
      <text:p text:style-name="P4"><text:tab/>}</text:p>
      <text:p text:style-name="P4"><text:tab/>return total;</text:p>
      <text:p text:style-name="P4">}</text:p>
      <text:p text:style-name="P4"/>
      <text:p text:style-name="P4">–-----&gt;<text:tab/>Direccionable<text:tab/>----→ <text:s text:c="2"/>Archivos</text:p>
      <text:p text:style-name="P4">|<text:tab/>----<text:tab/><text:tab/>|<text:tab/> -----</text:p>
      <text:p text:style-name="P4">|<text:tab/>getSize()<text:tab/>|<text:tab/> getSize()</text:p>
      <text:p text:style-name="P4">|<text:tab/><text:tab/><text:tab/>|</text:p>
      <text:p text:style-name="P4">|<text:tab/><text:tab/><text:tab/>-----→ Directorio</text:p>
      <text:p text:style-name="P4">|<text:tab/><text:tab/><text:tab/><text:tab/>Contenido &lt;List&gt;</text:p>
      <text:p text:style-name="P4">|<text:tab/><text:tab/><text:tab/><text:tab/>----</text:p>
      <text:p text:style-name="P4">|–---------------------------------getSize()</text:p>
      <text:p text:style-name="P4"/>
      <text:p text:style-name="P4"/>
      <text:p text:style-name="P11">Patron (<text:span text:style-name="T9">Decorator</text:span>)<text:span text:style-name="T3">: </text:span><text:span text:style-name="T8">mamushcas de habilidad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3T20:29:06.313000000</meta:creation-date>
    <dc:date>2016-09-24T13:06:37.080000000</dc:date>
    <meta:editing-duration>PT50M48S</meta:editing-duration>
    <meta:editing-cycles>5</meta:editing-cycles>
    <meta:generator>LibreOffice/5.1.5.2$Windows_x86 LibreOffice_project/7a864d8825610a8c07cfc3bc01dd4fce6a9447e5</meta:generator>
    <meta:document-statistic meta:table-count="0" meta:image-count="0" meta:object-count="0" meta:page-count="1" meta:paragraph-count="31" meta:word-count="181" meta:character-count="1182" meta:non-whitespace-character-count="1008"/>
  </office:meta>
</office:document-meta>
</file>